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625ef" officeooo:paragraph-rsid="001625ef"/>
    </style:style>
    <style:style style:name="P5" style:family="paragraph" style:parent-style-name="Standard">
      <style:text-properties officeooo:rsid="001625ef" officeooo:paragraph-rsid="00142b13"/>
    </style:style>
    <style:style style:name="P6" style:family="paragraph" style:parent-style-name="Standard">
      <style:text-properties officeooo:rsid="0017eade" officeooo:paragraph-rsid="0017eade"/>
    </style:style>
    <style:style style:name="P7" style:family="paragraph" style:parent-style-name="Standard">
      <style:text-properties officeooo:rsid="0012a536" officeooo:paragraph-rsid="0017eade"/>
    </style:style>
    <style:style style:name="P8" style:family="paragraph" style:parent-style-name="Standard">
      <style:text-properties officeooo:rsid="0018ee29" officeooo:paragraph-rsid="0018ee29"/>
    </style:style>
    <style:style style:name="P9" style:family="paragraph" style:parent-style-name="Standard">
      <style:text-properties officeooo:rsid="00142b13" officeooo:paragraph-rsid="0017eade"/>
    </style:style>
    <style:style style:name="P10" style:family="paragraph" style:parent-style-name="Standard">
      <style:text-properties officeooo:rsid="001cbe0b" officeooo:paragraph-rsid="001cbe0b"/>
    </style:style>
    <style:style style:name="P11" style:family="paragraph" style:parent-style-name="Standard">
      <style:text-properties officeooo:rsid="00182ed5" officeooo:paragraph-rsid="00182ed5"/>
    </style:style>
    <style:style style:name="P12" style:family="paragraph" style:parent-style-name="Standard">
      <style:text-properties officeooo:rsid="001cbe0b" officeooo:paragraph-rsid="001cbe0b"/>
    </style:style>
    <style:style style:name="P13" style:family="paragraph" style:parent-style-name="Standard">
      <style:text-properties officeooo:rsid="002125d4" officeooo:paragraph-rsid="002125d4"/>
    </style:style>
    <style:style style:name="T1" style:family="text">
      <style:text-properties officeooo:rsid="000f9144"/>
    </style:style>
    <style:style style:name="T2" style:family="text">
      <style:text-properties officeooo:rsid="0017eade"/>
    </style:style>
    <style:style style:name="T3" style:family="text">
      <style:text-properties officeooo:rsid="001939d2"/>
    </style:style>
    <style:style style:name="T4" style:family="text">
      <style:text-properties officeooo:rsid="00212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6">Asisten todos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7">2<text:span text:style-name="T2">ª </text:span>Reunion</text:p>
      <text:p text:style-name="P6">Asisten todos</text:p>
      <text:p text:style-name="P9">Iniciada a las 20:15</text:p>
      <text:p text:style-name="P5">Tarea 1 en revisión.</text:p>
      <text:p text:style-name="P4">Tarea 2 en proceso</text:p>
      <text:p text:style-name="P4">Tarea 3 en revisión.</text:p>
      <text:p text:style-name="P4">Tarea 4 en proceso.</text:p>
      <text:p text:style-name="P4">Finalizada a las 20:30</text:p>
      <text:p text:style-name="P4"/>
      <text:p text:style-name="P6">3ª Reunion</text:p>
      <text:p text:style-name="P6">Asisten todos</text:p>
      <text:p text:style-name="P8">Iniciada a las 19:30.</text:p>
      <text:p text:style-name="P6">Tarea 1 finalizada.</text:p>
      <text:p text:style-name="P6">Tarea 2 en proceso.</text:p>
      <text:p text:style-name="P6">Tarea <text:span text:style-name="T3">3 revision.</text:span></text:p>
      <text:p text:style-name="P11">Tarea 4 revision.</text:p>
      <text:p text:style-name="P10">Tarea 5 asignada a Erik y Angel</text:p>
      <text:p text:style-name="P8">Finalizada a las 19:45</text:p>
      <text:p text:style-name="P8"/>
      <text:p text:style-name="P10">4ª Reunion</text:p>
      <text:p text:style-name="P10">Asiste: Anibal, <text:span text:style-name="T4">Angel y Erik.</text:span> El resto por problemas tecnicos no puede asistir.</text:p>
      <text:p text:style-name="P10">Iniciada a las 20:00</text:p>
      <text:p text:style-name="P10">Tarea 2 en proceso.</text:p>
      <text:p text:style-name="P10">Finalizada a las 20:15.</text:p>
      <text:p text:style-name="P10"/>
      <text:p text:style-name="P10"/>
      <text:p text:style-name="P13">5ª Reunion</text:p>
      <text:p text:style-name="P13">Aisiste: Angel, Anibal y Erik. El resto por problemas tecnicos no puede asistir.</text:p>
      <text:p text:style-name="P13">Iniciada a las 20:00</text:p>
      <text:p text:style-name="P13">Tarea 3 finalizada</text:p>
      <text:p text:style-name="P13">Finalizada a las 20:15</text:p>
      <text:p text:style-name="P13"/>
      <text:p text:style-name="P13"/>
      <text:p text:style-name="P13"/>
      <text:p text:style-name="P10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4T23:41:50.431000000</dc:date>
    <meta:editing-duration>PT44M28S</meta:editing-duration>
    <meta:editing-cycles>10</meta:editing-cycles>
    <meta:document-statistic meta:table-count="0" meta:image-count="0" meta:object-count="0" meta:page-count="1" meta:paragraph-count="35" meta:word-count="148" meta:character-count="800" meta:non-whitespace-character-count="687"/>
  </office:meta>
</office:document-meta>
</file>